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XmlErrorHandler.warning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XmlErrorHandler.getLas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XmlErrorHandler.fatalError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XmlErrorHandler.error( String domain , String key , XML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XmlErrorHandler.LoggingXmlErrorHandler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